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0437" officeooo:paragraph-rsid="00100437"/>
    </style:style>
    <style:style style:name="P2" style:family="paragraph" style:parent-style-name="Standard">
      <style:text-properties officeooo:rsid="00100437" officeooo:paragraph-rsid="001281f8"/>
    </style:style>
    <style:style style:name="P3" style:family="paragraph" style:parent-style-name="Standard">
      <style:text-properties officeooo:paragraph-rsid="00100437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1c9a0" officeooo:paragraph-rsid="0011c9a0" style:font-weight-asian="bold" style:font-weight-complex="bold"/>
    </style:style>
    <style:style style:name="P6" style:family="paragraph" style:parent-style-name="Standard">
      <style:text-properties fo:font-weight="bold" officeooo:paragraph-rsid="0011c9a0" style:font-weight-asian="bold" style:font-weight-complex="bold"/>
    </style:style>
    <style:style style:name="P7" style:family="paragraph" style:parent-style-name="Standard">
      <style:text-properties fo:font-weight="bold" officeooo:rsid="00127701" officeooo:paragraph-rsid="00127701" style:font-weight-asian="bold" style:font-weight-complex="bold"/>
    </style:style>
    <style:style style:name="P8" style:family="paragraph" style:parent-style-name="Standard">
      <style:text-properties fo:font-weight="normal" officeooo:rsid="0011c9a0" officeooo:paragraph-rsid="0011c9a0" style:font-weight-asian="normal" style:font-weight-complex="normal"/>
    </style:style>
    <style:style style:name="P9" style:family="paragraph" style:parent-style-name="Standard">
      <style:text-properties fo:font-weight="normal" officeooo:rsid="00127701" officeooo:paragraph-rsid="00127701" style:font-weight-asian="normal" style:font-weight-complex="normal"/>
    </style:style>
    <style:style style:name="P10" style:family="paragraph" style:parent-style-name="Standard">
      <style:text-properties fo:font-weight="normal" officeooo:rsid="001281f8" officeooo:paragraph-rsid="001281f8" style:font-weight-asian="normal" style:font-weight-complex="normal"/>
    </style:style>
    <style:style style:name="P11" style:family="paragraph" style:parent-style-name="Standard">
      <style:text-properties officeooo:rsid="001281f8" officeooo:paragraph-rsid="001281f8"/>
    </style:style>
    <style:style style:name="P12" style:family="paragraph" style:parent-style-name="Standard">
      <style:text-properties officeooo:rsid="001281f8" officeooo:paragraph-rsid="0012d468"/>
    </style:style>
    <style:style style:name="P13" style:family="paragraph" style:parent-style-name="Standard">
      <style:text-properties officeooo:rsid="0012d468" officeooo:paragraph-rsid="001281f8"/>
    </style:style>
    <style:style style:name="P14" style:family="paragraph" style:parent-style-name="Standard">
      <style:text-properties officeooo:rsid="0012d468" officeooo:paragraph-rsid="0012d468"/>
    </style:style>
    <style:style style:name="P15" style:family="paragraph" style:parent-style-name="Standard">
      <style:text-properties officeooo:paragraph-rsid="0012d468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officeooo:rsid="0010043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27701"/>
    </style:style>
    <style:style style:name="T5" style:family="text">
      <style:text-properties officeooo:rsid="001281f8"/>
    </style:style>
    <style:style style:name="T6" style:family="text">
      <style:text-properties fo:color="#008080" style:font-name="Monospace" fo:font-size="10pt" style:font-size-asian="10pt"/>
    </style:style>
    <style:style style:name="T7" style:family="text">
      <style:text-properties fo:color="#3f7f7f" style:font-name="Monospace" fo:font-size="10pt" style:font-size-asian="10pt"/>
    </style:style>
    <style:style style:name="T8" style:family="text">
      <style:text-properties fo:color="#3c3c3c" style:font-name="Monospace" fo:font-size="10pt" style:font-size-asian="10pt"/>
    </style:style>
    <style:style style:name="T9" style:family="text">
      <style:text-properties officeooo:rsid="0012d468"/>
    </style:style>
    <style:style style:name="T10" style:family="text">
      <style:text-properties fo:color="#000000" style:font-name="Monospace" fo:font-size="10pt" fo:background-color="#e8f2fe" loext:char-shading-value="0" style:font-size-asian="10pt"/>
    </style:style>
    <style:style style:name="T11" style:family="text">
      <style:text-properties fo:color="#2a00ff" style:font-name="Monospace" fo:font-size="10pt" fo:background-color="#e8f2fe" loext:char-shading-value="0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umptions</text:p>
      <text:p text:style-name="P5"/>
      <text:p text:style-name="P8">1) Java 8 or higher version to be installed</text:p>
      <text:p text:style-name="P8">2) MySql Ver 14 <text:span text:style-name="T4">to be installed</text:span></text:p>
      <text:p text:style-name="P6"/>
      <text:p text:style-name="P4"/>
      <text:p text:style-name="P7">End points Exposed</text:p>
      <text:p text:style-name="P7"/>
      <text:p text:style-name="P9">1) Add user</text:p>
      <text:p text:style-name="P9">2) Send email to users</text:p>
      <text:p text:style-name="P9">3) Register users to enable them to purchase</text:p>
      <text:p text:style-name="P9">4) Login registered users</text:p>
      <text:p text:style-name="P9">5) Add watch</text:p>
      <text:p text:style-name="P9">6) View the list of all watches</text:p>
      <text:p text:style-name="P9">7) <text:span text:style-name="T5">Purchase watch</text:span></text:p>
      <text:p text:style-name="P9"/>
      <text:p text:style-name="P10"><text:span text:style-name="T2">Technology Used</text:span> </text:p>
      <text:p text:style-name="P10"/>
      <text:p text:style-name="P10">1) Java 8</text:p>
      <text:p text:style-name="P10">2) Spring Boot</text:p>
      <text:p text:style-name="P10">3) Spring Security</text:p>
      <text:p text:style-name="P10">4) Spring Data JPA</text:p>
      <text:p text:style-name="P10">5) Mysql 14</text:p>
      <text:p text:style-name="P10">6) Json Web Token</text:p>
      <text:p text:style-name="P10">7) Amazon Web Service Send Email Service</text:p>
      <text:p text:style-name="P10">8) Apache commons lang</text:p>
      <text:p text:style-name="P4"/>
      <text:p text:style-name="P4">Steps for Running this App</text:p>
      <text:p text:style-name="Standard"/>
      <text:p text:style-name="Standard">1) Install Mysql database and set following credentials</text:p>
      <text:p text:style-name="Standard"/>
      <text:p text:style-name="Standard">username = root</text:p>
      <text:p text:style-name="Standard">pwd = password</text:p>
      <text:p text:style-name="Standard"/>
      <text:p text:style-name="Standard">2) execute the jar with the command</text:p>
      <text:p text:style-name="Standard"/>
      <text:p text:style-name="Standard">java -jar flash-sale-ws.jar</text:p>
      <text:p text:style-name="Standard"/>
      <text:p text:style-name="Standard">Execute the above command where this jar is placed</text:p>
      <text:p text:style-name="Standard"/>
      <text:p text:style-name="Standard">3) This will start the spring boot application, now the steps mentioned in the section how to use Flash Sale WS can be performed</text:p>
      <text:p text:style-name="Standard"/>
      <text:p text:style-name="P1">4) Add the following dummy data to get started <text:span text:style-name="T5">once the app is running</text:span></text:p>
      <text:p text:style-name="P3"/>
      <text:p text:style-name="P3">insert into flash_sale.company_users values(1,'ayushi.138@gmail.com','Ayushi','Srivastava',false,'ayushi'),</text:p>
      <text:p text:style-name="P3">(2,'ayushi.cs3@gmail.com','Manu','Srivastava',false,'manu'),</text:p>
      <text:p text:style-name="P3">(3,'arpitsrivastava89@gmail.com','Arpit','Srivastava',false,'arpit'),</text:p>
      <text:p text:style-name="P3">(4,'ayushi.srivastava@imaginea.com','Ayushi','Srivastava',false,'ayushi'),</text:p>
      <text:p text:style-name="P3">(5,'arpit.313@gmail.com','Arpit','Srivastava',false,'arpit'),</text:p>
      <text:p text:style-name="P3">(6,'xyz@gmail.com','Xyz','Pqr',false,'xyz'),</text:p>
      <text:p text:style-name="P3"><text:soft-page-break/>(7,'abc@gmail.com','Abc','Pqr',false,'abc'),</text:p>
      <text:p text:style-name="P3">(8,'def@gmail.com','Def','Pqr',false,'def'),</text:p>
      <text:p text:style-name="P3">(9,'ghi@gmail.com','Ghi','Pqr',false,'ghi'),</text:p>
      <text:p text:style-name="P3">(10,'mno@gmail.com','Mno','Srivastava',false,'mno');</text:p>
      <text:p text:style-name="P3"/>
      <text:p text:style-name="P1">insert into flash_sale.watch_entity values(1,2000,2,'Fossil');</text:p>
      <text:p text:style-name="Standard"/>
      <text:p text:style-name="Standard"/>
      <text:p text:style-name="P4">Steps for locally executing the code from IDE</text:p>
      <text:p text:style-name="Standard"/>
      <text:p text:style-name="Standard"/>
      <text:p text:style-name="Standard">1) Take the checkout from Github with URL </text:p>
      <text:p text:style-name="Standard"/>
      <text:p text:style-name="Standard">https://github.com/ayushi138/TurvoAssignment.git</text:p>
      <text:p text:style-name="Standard"/>
      <text:p text:style-name="Standard">2) Import the project in IDE</text:p>
      <text:p text:style-name="Standard"/>
      <text:p text:style-name="Standard">3) Perform maven clean and maven install</text:p>
      <text:p text:style-name="Standard"/>
      <text:p text:style-name="Standard">4) Start the application</text:p>
      <text:p text:style-name="Standard"/>
      <text:p text:style-name="P2">Note: </text:p>
      <text:p text:style-name="P2"><text:span text:style-name="T5">1) </text:span>If the user wishes to change the parameter of database, then the same can be done in application.properties file eg, user and password</text:p>
      <text:p text:style-name="P2"/>
      <text:p text:style-name="P11">2) User can Also change the DB used by changing dependency for the DB connector at</text:p>
      <text:p text:style-name="P11"/>
      <text:p text:style-name="P11"><text:span text:style-name="T6"><text:tab/><text:tab/>&lt;</text:span><text:span text:style-name="T7">dependency</text:span><text:span text:style-name="T6">&gt;</text:span></text:p>
      <text:p text:style-name="P16"><text:span text:style-name="T8"><text:tab/><text:tab/><text:tab/></text:span><text:span text:style-name="T6">&lt;</text:span><text:span text:style-name="T7">groupId</text:span><text:span text:style-name="T6">&gt;</text:span><text:span text:style-name="T8">mysql</text:span><text:span text:style-name="T6">&lt;/</text:span><text:span text:style-name="T7">groupId</text:span><text:span text:style-name="T6">&gt;</text:span></text:p>
      <text:p text:style-name="P16"><text:span text:style-name="T8"><text:tab/><text:tab/><text:tab/></text:span><text:span text:style-name="T6">&lt;</text:span><text:span text:style-name="T7">artifactId</text:span><text:span text:style-name="T6">&gt;</text:span><text:span text:style-name="T8">mysql-connector-java</text:span><text:span text:style-name="T6">&lt;/</text:span><text:span text:style-name="T7">artifactId</text:span><text:span text:style-name="T6">&gt;</text:span></text:p>
      <text:p text:style-name="P11"><text:span text:style-name="T8"><text:tab/><text:tab/></text:span><text:span text:style-name="T6">&lt;/</text:span><text:span text:style-name="T7">dependency</text:span><text:span text:style-name="T6">&gt;</text:span></text:p>
      <text:p text:style-name="P11">3) <text:span text:style-name="T9">Change the data sourec URL in application properties file</text:span></text:p>
      <text:p text:style-name="P11"/>
      <text:p text:style-name="P11"><text:span text:style-name="T10">spring.datasource.url=</text:span><text:span text:style-name="T11">jdbc:mysql://localhost:3306/flash_sale</text:span></text:p>
      <text:p text:style-name="P13"><text:span text:style-name="T11"/></text:p>
      <text:p text:style-name="P12"><text:span text:style-name="T9">4</text:span>) <text:span text:style-name="T9">After this perform maven clean and maven install and start the app</text:span></text:p>
      <text:p text:style-name="P12"><text:span text:style-name="T11"/></text:p>
      <text:p text:style-name="Standard"/>
      <text:p text:style-name="P4">How to use Flash Sale WS</text:p>
      <text:p text:style-name="Standard"/>
      <text:p text:style-name="Standard">1) We can create users with the below call <text:s text:c="11"/></text:p>
      <text:p text:style-name="Standard"/>
      <text:p text:style-name="P15"><text:s/>POST request <text:s text:c="16"/>//Unsecured URL </text:p>
      <text:p text:style-name="P15"/>
      <text:p text:style-name="P15"><text:s text:c="2"/>http://localhost:8080/flash-sale-ws/company-user</text:p>
      <text:p text:style-name="Standard"/>
      <text:p text:style-name="Standard">{</text:p>
      <text:p text:style-name="Standard"><text:tab/>"firstName":"Ayushi",</text:p>
      <text:p text:style-name="Standard"><text:tab/>"lastName":"Srivastava",</text:p>
      <text:p text:style-name="Standard"><text:tab/>"emailAddress":"ayushi.138@gmail.com",</text:p>
      <text:p text:style-name="Standard"><text:tab/>"password":"ayushi"</text:p>
      <text:p text:style-name="Standard">}</text:p>
      <text:p text:style-name="Standard"/>
      <text:p text:style-name="Standard"><text:soft-page-break/>2) We can send email to the users<text:tab/><text:tab/></text:p>
      <text:p text:style-name="Standard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>GET request <text:s text:c="19"/><text:span text:style-name="T2"><text:s/></text:span><text:span text:style-name="T3">//Unsecured URL</text:span></text:p>
      <text:p text:style-name="P3"/>
      <text:p text:style-name="P3"><text:s/>http://localhost:8080/flash-sale-ws/company-user/send-email</text:p>
      <text:p text:style-name="Standard"/>
      <text:p text:style-name="Standard"/>
      <text:p text:style-name="Standard">3) Open the mail box to check for the mail</text:p>
      <text:p text:style-name="Standard"/>
      <text:p text:style-name="Standard"><text:span text:style-name="T1">S</text:span>end a request to register</text:p>
      <text:p text:style-name="Standard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>P<text:span text:style-name="T1">U</text:span>T request <text:s text:c="18"/>//Unsecured URL</text:p>
      <text:p text:style-name="P3"/>
      <text:p text:style-name="P3"><text:s/>http://localhost:8080/flash-sale-ws/company-user/register</text:p>
      <text:p text:style-name="Standard"/>
      <text:p text:style-name="Standard">{</text:p>
      <text:p text:style-name="Standard"><text:tab/>"emailAddress":"ayushi.138@gmail.com",</text:p>
      <text:p text:style-name="Standard"><text:tab/>"password":"ayushi"</text:p>
      <text:p text:style-name="Standard">}</text:p>
      <text:p text:style-name="Standard"/>
      <text:p text:style-name="Standard">remember this password as this is required to login to purchase</text:p>
      <text:p text:style-name="Standard"/>
      <text:p text:style-name="Standard">4) <text:span text:style-name="T1">S</text:span>end a request to login</text:p>
      <text:p text:style-name="Standard"><text:s/></text:p>
      <text:p text:style-name="P3">POST <text:s text:c="52"/>//Unsecured URL but requires user to be registered</text:p>
      <text:p text:style-name="P3"/>
      <text:p text:style-name="P3">http://localhost:8080/flash-sale-ws/company-user/login <text:s text:c="4"/></text:p>
      <text:p text:style-name="Standard"><text:s/>{</text:p>
      <text:p text:style-name="Standard"><text:tab/>"user":"ayushi.138@gmail.com",</text:p>
      <text:p text:style-name="Standard"><text:tab/>"password":"ayushi"</text:p>
      <text:p text:style-name="Standard">}</text:p>
      <text:p text:style-name="Standard"/>
      <text:p text:style-name="Standard">Once this is sent an Authorization header is returned, which is used in the subsequent calls</text:p>
      <text:p text:style-name="Standard"><text:s/></text:p>
      <text:p text:style-name="Standard"><text:s/>This step is required as it generates an Authorization token which is required to proceed to purchase</text:p>
      <text:p text:style-name="Standard"><text:s/></text:p>
      <text:p text:style-name="Standard"><text:s/>5) Send a request to purchase watch <text:s text:c="62"/></text:p>
      <text:p text:style-name="Standard"><text:s/></text:p>
      <text:p text:style-name="P3"><text:s/>POST <text:s text:c="43"/>//Secured URL</text:p>
      <text:p text:style-name="P3"/>
      <text:p text:style-name="P3"><text:s/>http://localhost:8080/flash-sale-ws/watch/purchase</text:p>
      <text:p text:style-name="Standard"/>
      <text:p text:style-name="Standard"><text:s/>{</text:p>
      <text:p text:style-name="Standard"><text:tab/>"email":"ayushi.138@gmail.com",</text:p>
      <text:p text:style-name="Standard"><text:tab/>"watch":"13",</text:p>
      <text:p text:style-name="Standard"><text:tab/>"address":"Lucknow"</text:p>
      <text:p text:style-name="Standard">}</text:p>
      <text:p text:style-name="Standard"/>
      <text:p text:style-name="Standard">In the Headers add <text:s/>Authorization with the token which comes from the previous call</text:p>
      <text:p text:style-name="Standard"><text:soft-page-break/></text:p>
      <text:p text:style-name="Standard"><text:span text:style-name="T1">6) </text:span>Watch can also be added </text:p>
      <text:p text:style-name="Standard"/>
      <text:p text:style-name="P3">POST <text:s text:c="11"/><text:tab/><text:tab/><text:tab/> //Secured URL</text:p>
      <text:p text:style-name="P3"/>
      <text:p text:style-name="P3"><text:s text:c="2"/>http://localhost:8080/flash-sale-ws/watch</text:p>
      <text:p text:style-name="Standard"/>
      <text:p text:style-name="Standard">{</text:p>
      <text:p text:style-name="Standard"><text:tab/>"name":"Fossil",</text:p>
      <text:p text:style-name="Standard"><text:tab/>"count":"2",</text:p>
      <text:p text:style-name="Standard"><text:tab/>"cost":"5000"</text:p>
      <text:p text:style-name="Standard">}</text:p>
      <text:p text:style-name="Standard"/>
      <text:p text:style-name="Standard"/>
      <text:p text:style-name="P1">7) All the list of watches can also be viewed</text:p>
      <text:p text:style-name="P1"/>
      <text:p text:style-name="P1">GET <text:tab/><text:tab/><text:tab/><text:tab/> <text:s/>//Secured URL</text:p>
      <text:p text:style-name="P1"><text:tab/></text:p>
      <text:p text:style-name="P1"><text:a xlink:type="simple" xlink:href="http://localhost:8080/flash-sale-ws/watch" text:style-name="Internet_20_link" text:visited-style-name="Visited_20_Internet_20_Link">http://localhost:8080/flash-sale-ws/watch</text:a></text:p>
      <text:p text:style-name="P1"/>
      <text:p text:style-name="P14">Note: For all the secured URLs please add the Authorization token as the Header parameter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5:23:14.191008399</meta:creation-date>
    <dc:date>2019-09-05T16:19:51.385313109</dc:date>
    <meta:editing-duration>PT5M3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4" meta:paragraph-count="115" meta:word-count="483" meta:character-count="4184" meta:non-whitespace-character-count="3456"/>
  </office:meta>
</office:document-meta>
</file>